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Arial" fo:font-size="11pt" officeooo:paragraph-rsid="0018104a" style:font-size-asian="11pt" style:font-size-complex="11pt"/>
    </style:style>
    <style:style style:name="P2" style:family="paragraph" style:parent-style-name="Standard">
      <style:paragraph-properties fo:margin-top="0in" fo:margin-bottom="0in" loext:contextual-spacing="false" fo:line-height="100%"/>
      <style:text-properties style:font-name="Arial" fo:font-size="11pt" officeooo:paragraph-rsid="0018104a" style:font-size-asian="11pt" style:font-size-complex="11pt"/>
    </style:style>
    <style:style style:name="P3" style:family="paragraph" style:parent-style-name="Standard">
      <style:paragraph-properties fo:margin-top="0in" fo:margin-bottom="0in" loext:contextual-spacing="false"/>
      <style:text-properties style:font-name="Arial" fo:font-size="11pt" officeooo:paragraph-rsid="0018104a" style:font-size-asian="11pt" style:font-size-complex="11pt"/>
    </style:style>
    <style:style style:name="P4" style:family="paragraph" style:parent-style-name="Standard">
      <style:paragraph-properties fo:margin-top="0in" fo:margin-bottom="0in" loext:contextual-spacing="false" fo:text-align="justify" style:justify-single-word="false"/>
      <style:text-properties style:font-name="Arial" fo:font-size="11pt" officeooo:paragraph-rsid="0018104a" style:font-name-asian="Helvetica Neue" style:font-size-asian="11pt" style:font-name-complex="Helvetica Neue" style:font-size-complex="11pt"/>
    </style:style>
    <style:style style:name="P5" style:family="paragraph" style:parent-style-name="Standard">
      <style:paragraph-properties fo:margin-top="0in" fo:margin-bottom="0in" loext:contextual-spacing="false" fo:line-height="100%"/>
      <style:text-properties style:font-name="Arial" fo:font-size="11pt" officeooo:paragraph-rsid="0018104a" style:font-name-asian="Helvetica Neue" style:font-size-asian="11pt" style:font-name-complex="Helvetica Neue" style:font-size-complex="11pt"/>
    </style:style>
    <style:style style:name="P6" style:family="paragraph" style:parent-style-name="Standard">
      <style:paragraph-properties fo:margin-top="0in" fo:margin-bottom="0in" loext:contextual-spacing="false"/>
      <style:text-properties style:font-name="Arial" fo:font-size="11pt" officeooo:paragraph-rsid="0018104a" style:font-name-asian="Helvetica Neue" style:font-size-asian="11pt" style:font-name-complex="Helvetica Neue" style:font-size-complex="11pt"/>
    </style:style>
    <style:style style:name="P7" style:family="paragraph" style:parent-style-name="Standard">
      <style:paragraph-properties fo:margin-top="0in" fo:margin-bottom="0in" loext:contextual-spacing="false" fo:line-height="100%"/>
      <style:text-properties style:font-name="Arial" fo:font-size="11pt" fo:font-weight="normal" officeooo:paragraph-rsid="0018104a" style:font-size-asian="11pt" style:font-weight-asian="normal" style:font-size-complex="11pt" style:font-weight-complex="normal"/>
    </style:style>
    <style:style style:name="P8" style:family="paragraph" style:parent-style-name="Standard">
      <style:paragraph-properties fo:margin-top="0in" fo:margin-bottom="0in" loext:contextual-spacing="false" fo:line-height="100%"/>
      <style:text-properties officeooo:paragraph-rsid="0018104a"/>
    </style:style>
    <style:style style:name="P9" style:family="paragraph" style:parent-style-name="Standard">
      <style:paragraph-properties fo:margin-top="0in" fo:margin-bottom="0in" loext:contextual-spacing="false"/>
      <style:text-properties officeooo:paragraph-rsid="0018104a"/>
    </style:style>
    <style:style style:name="P10" style:family="paragraph" style:parent-style-name="Standard" style:list-style-name="WWNum5">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name-asian="Helvetica Neue" style:font-size-asian="11pt" style:font-name-complex="Helvetica Neue" style:font-size-complex="11pt"/>
    </style:style>
    <style:style style:name="P11" style:family="paragraph" style:parent-style-name="Standard" style:list-style-name="WWNum7">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name-asian="Helvetica Neue" style:font-size-asian="11pt" style:font-name-complex="Helvetica Neue" style:font-size-complex="11pt"/>
    </style:style>
    <style:style style:name="P12"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name-asian="Helvetica Neue" style:font-size-asian="11pt" style:font-name-complex="Helvetica Neue" style:font-size-complex="11pt"/>
    </style:style>
    <style:style style:name="P13"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name-asian="Helvetica Neue" style:font-size-asian="11pt" style:font-name-complex="Helvetica Neue" style:font-size-complex="11pt"/>
    </style:style>
    <style:style style:name="P14"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name-asian="Helvetica Neue" style:font-size-asian="11pt" style:font-name-complex="Helvetica Neue" style:font-size-complex="11pt"/>
    </style:style>
    <style:style style:name="P15" style:family="paragraph" style:parent-style-name="Standard" style:list-style-name="WWNum2">
      <style:paragraph-properties fo:margin-left="0.5in" fo:margin-right="0in" fo:margin-top="0in" fo:margin-bottom="0in" loext:contextual-spacing="true" fo:line-height="100%" fo:text-indent="-0.25in" style:auto-text-indent="false"/>
      <style:text-properties style:font-name="Arial" fo:font-size="11pt" officeooo:paragraph-rsid="0018104a" style:font-name-asian="Helvetica Neue" style:font-size-asian="11pt" style:font-name-complex="Helvetica Neue" style:font-size-complex="11pt"/>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text-properties style:font-name="Arial" fo:font-size="11pt" officeooo:paragraph-rsid="0018104a" style:font-size-asian="11pt" style:font-size-complex="11pt"/>
    </style:style>
    <style:style style:name="P17" style:family="paragraph" style:parent-style-name="Title" style:master-page-name="Standard">
      <style:paragraph-properties style:page-number="1"/>
      <style:text-properties style:font-name="Arial" officeooo:paragraph-rsid="0018104a"/>
    </style:style>
    <style:style style:name="P18" style:family="paragraph" style:parent-style-name="Heading_20_1">
      <style:text-properties style:font-name="Arial" officeooo:paragraph-rsid="0018104a"/>
    </style:style>
    <style:style style:name="T1" style:family="text">
      <style:text-properties officeooo:rsid="0014715f"/>
    </style:style>
    <style:style style:name="T2" style:family="text">
      <style:text-properties style:font-name-asian="Helvetica Neue" style:font-name-complex="Helvetica Neue"/>
    </style:style>
    <style:style style:name="T3" style:family="text">
      <style:text-properties officeooo:rsid="0014715f" style:font-name-asian="Helvetica Neue" style:font-name-complex="Helvetica Neue"/>
    </style:style>
    <style:style style:name="T4" style:family="text">
      <style:text-properties style:font-name="Arial" fo:font-size="11pt" style:font-name-asian="Helvetica Neue" style:font-size-asian="11pt" style:font-name-complex="Helvetica Neue" style:font-size-complex="11pt"/>
    </style:style>
    <style:style style:name="T5" style:family="text">
      <style:text-properties fo:color="#1155cc" style:font-name="Arial" fo:font-size="11pt" style:text-underline-style="solid" style:text-underline-width="auto" style:text-underline-color="font-color" style:font-name-asian="Helvetica Neue" style:font-size-asian="11pt" style:font-name-complex="Helvetica Neue"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ervice Manager</text:p>
      <text:p text:style-name="P9"/>
      <text:p text:style-name="P3"><text:span text:style-name="T1">Grade: </text:span>A+</text:p>
      <text:p text:style-name="P18">The role</text:p>
      <text:p text:style-name="P4">This is a rare opportunity to transform the way government receives payments. As service manager you will run and continuously improve a world-class digital service based on user needs. </text:p>
      <text:p text:style-name="P1"/>
      <text:p text:style-name="P4">You will own and develop a vision for the service, and provide direction for committed and talented multi-disciplinary teams who want to make interactions with government better through smarter use of technology. </text:p>
      <text:p text:style-name="P1"/>
      <text:p text:style-name="P4">As service manager you will work with payment providers and other suppliers to achieve successful integration with their products, manage supplier relationships and maintain regulatory compliance. </text:p>
      <text:p text:style-name="P1"/>
      <text:p text:style-name="P4">You will promote the growth of the service, representing your service with senior stakeholders in government, and assisting colleagues across the civil service who want to use the service to improve the user experience of all services and reduce their running costs.</text:p>
      <text:p text:style-name="P1"/>
      <text:p text:style-name="P4">We’re looking for someone who’s experienced in the digital transformation of organisations, not someone who’s content to maintain the status quo. You’ll be guided by the fundamental principles of putting user needs first, focusing on delivery and outcomes over process, and being open and transparent.</text:p>
      <text:p text:style-name="P18">Skills and experience</text:p>
      <text:p text:style-name="P6">We’re looking for people with strong interpersonal skills who enjoy working in a delivery focused, agile environment. We’re looking for people who care about technology and who know how to make projects succeed, as well as stopping them failing!</text:p>
      <text:p text:style-name="P3"/>
      <text:p text:style-name="P5">It’s essential that you have:</text:p>
      <text:p text:style-name="P2"/>
      <text:list xml:id="list5434525144946065163" text:style-name="WWNum5">
        <text:list-item>
          <text:p text:style-name="P10">Track-record of leadership in successful design, delivery and continuous improvement of high quality products and services which maximise opportunities offered by digital technology</text:p>
        </text:list-item>
      </text:list>
      <text:list xml:id="list4416614656746590137" text:style-name="WWNum7">
        <text:list-item>
          <text:p text:style-name="P11">Proven ability to motivate self-organising agile teams, delegate decision making to the most effective level, and empower teams to deliver to the best of their abilities</text:p>
        </text:list-item>
      </text:list>
      <text:list xml:id="list4416458205867550656" text:style-name="WWNum1">
        <text:list-item>
          <text:p text:style-name="P16"><text:span text:style-name="T2">Proven expertise in gathering, analysing and using user insight and performance data to design and continually improve digital services to ensure responsiveness to changing needs and technical developments</text:span></text:p>
        </text:list-item>
      </text:list>
      <text:list xml:id="list3566753057414901308" text:style-name="WWNum6">
        <text:list-item>
          <text:p text:style-name="P12">Have been responsible for translating complex aims and needs into compelling vision statements and clear and manageable plans, and communicating these in an open and transparent way through a variety of channels</text:p>
        </text:list-item>
      </text:list>
      <text:list xml:id="list6194890607751968052" text:style-name="WWNum4">
        <text:list-item>
          <text:p text:style-name="P13">Experience of managing the expectations of stakeholders with conflicting needs and demands, engaging with senior stakeholders, and developing a pipeline of customer adoption</text:p>
        </text:list-item>
      </text:list>
      <text:list xml:id="list81316384263990" text:continue-list="list3566753057414901308" text:style-name="WWNum6">
        <text:list-item>
          <text:p text:style-name="P12">Have been responsible for assessing risks, scoping resource requirements and managing budgets and operating costs to ensure value for money and sustainable development of teams and services</text:p>
        </text:list-item>
      </text:list>
      <text:p text:style-name="P2"/>
      <text:p text:style-name="P7"><text:span text:style-name="T2">It </text:span><text:span text:style-name="T3">i</text:span><text:span text:style-name="T2">s desirable that you have:</text:span></text:p>
      <text:p text:style-name="P2"/>
      <text:list xml:id="list9220513169130457836" text:style-name="WWNum3">
        <text:list-item>
          <text:p text:style-name="P14"><text:soft-page-break/>Familiarity with transactional services and digital payments, including provider integration and security accreditation, including experience with running a PCI compliant service</text:p>
        </text:list-item>
        <text:list-item>
          <text:p text:style-name="P14">A high degree of market awareness, with demonstrable experience of innovative approaches to procuring services and of managing relationships with suppliers.</text:p>
        </text:list-item>
      </text:list>
      <text:p text:style-name="P18">Civil Service Competencies</text:p>
      <text:p text:style-name="P8"><text:span text:style-name="T4">In the Civil Service we use our </text:span><text:a xlink:type="simple" xlink:href="https://www.gov.uk/government/publications/civil-service-competency-framework" text:style-name="Internet_20_link" text:visited-style-name="Visited_20_Internet_20_Link"><text:span text:style-name="T5">Competency Framework</text:span></text:a><text:span text:style-name="T4"> to outline expected behaviours and we will use these as part of our wider assessment during the interview process.</text:span></text:p>
      <text:p text:style-name="P2"/>
      <text:p text:style-name="P5">For this role, the following competencies are the most relevant:</text:p>
      <text:p text:style-name="P2"/>
      <text:list xml:id="list777930544983790504" text:style-name="WWNum2">
        <text:list-item>
          <text:p text:style-name="P15">seeing the big picture</text:p>
        </text:list-item>
        <text:list-item>
          <text:p text:style-name="P15">changing and improving</text:p>
        </text:list-item>
        <text:list-item>
          <text:p text:style-name="P15">leading and communicating</text:p>
        </text:list-item>
        <text:list-item>
          <text:p text:style-name="P15">collaborating and partnering</text:p>
        </text:list-item>
        <text:list-item>
          <text:p text:style-name="P15">building capability for all</text:p>
        </text:list-item>
        <text:list-item>
          <text:p text:style-name="P15">managing a quality service</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Arial1" svg:font-family="Ari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ListLabel_20_37" style:display-name="ListLabel 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08:12:33.382751000</meta:creation-date>
    <meta:editing-cycles>1</meta:editing-cycles>
    <meta:editing-duration>PT41S</meta:editing-duration>
    <dc:subject>Generic job description</dc:subject>
    <dc:title>Service manager Job Description</dc:title>
    <dc:date>2016-12-16T08:13:14.174492000</dc:date>
    <meta:document-statistic meta:table-count="0" meta:image-count="0" meta:object-count="0" meta:page-count="2" meta:paragraph-count="29" meta:word-count="510" meta:character-count="3403" meta:non-whitespace-character-count="2933"/>
    <meta:generator>LibreOffice/5.2.3.3$MacOSX_X86_64 LibreOffice_project/d54a8868f08a7b39642414cf2c8ef2f228f780cf</meta:generator>
  </office:meta>
</office:document-meta>
</file>